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, sans-serif"/>
    <style:font-face style:name="Calibri" svg:font-family="Calibri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46b9" officeooo:paragraph-rsid="000e46b9"/>
    </style:style>
    <style:style style:name="P2" style:family="paragraph" style:parent-style-name="Standard" style:list-style-name="L1">
      <style:text-properties officeooo:rsid="000e46b9" officeooo:paragraph-rsid="001444f9"/>
    </style:style>
    <style:style style:name="P3" style:family="paragraph" style:parent-style-name="Standard" style:list-style-name="L1">
      <style:text-properties officeooo:rsid="001023ba" officeooo:paragraph-rsid="001023ba"/>
    </style:style>
    <style:style style:name="P4" style:family="paragraph" style:parent-style-name="Standard">
      <style:text-properties officeooo:rsid="001023ba" officeooo:paragraph-rsid="001023ba"/>
    </style:style>
    <style:style style:name="P5" style:family="paragraph" style:parent-style-name="Standard">
      <style:text-properties officeooo:rsid="00111afe" officeooo:paragraph-rsid="00111afe"/>
    </style:style>
    <style:style style:name="P6" style:family="paragraph" style:parent-style-name="Standard">
      <style:text-properties officeooo:rsid="00111afe" officeooo:paragraph-rsid="00132d03"/>
    </style:style>
    <style:style style:name="P7" style:family="paragraph" style:parent-style-name="Standard">
      <style:text-properties officeooo:rsid="00111afe" officeooo:paragraph-rsid="001444f9"/>
    </style:style>
    <style:style style:name="P8" style:family="paragraph" style:parent-style-name="Standard">
      <style:text-properties officeooo:rsid="00111afe" officeooo:paragraph-rsid="00155ef6"/>
    </style:style>
    <style:style style:name="P9" style:family="paragraph" style:parent-style-name="Standard">
      <style:text-properties officeooo:rsid="00111afe" officeooo:paragraph-rsid="0016b16d"/>
    </style:style>
    <style:style style:name="P10" style:family="paragraph" style:parent-style-name="Standard">
      <style:text-properties officeooo:rsid="00120f96" officeooo:paragraph-rsid="00120f96"/>
    </style:style>
    <style:style style:name="P11" style:family="paragraph" style:parent-style-name="Standard">
      <style:text-properties officeooo:rsid="00120f96" officeooo:paragraph-rsid="0016b16d"/>
    </style:style>
    <style:style style:name="P12" style:family="paragraph" style:parent-style-name="Standard">
      <style:text-properties officeooo:rsid="00132d03" officeooo:paragraph-rsid="00132d03"/>
    </style:style>
    <style:style style:name="P13" style:family="paragraph" style:parent-style-name="Standard">
      <style:text-properties officeooo:paragraph-rsid="00111afe"/>
    </style:style>
    <style:style style:name="P14" style:family="paragraph" style:parent-style-name="Standard">
      <style:text-properties officeooo:paragraph-rsid="0016b16d"/>
    </style:style>
    <style:style style:name="P15" style:family="paragraph" style:parent-style-name="Standard" style:list-style-name="L1">
      <style:text-properties officeooo:rsid="00188430" officeooo:paragraph-rsid="00188430"/>
    </style:style>
    <style:style style:name="T1" style:family="text">
      <style:text-properties officeooo:rsid="000e46b9"/>
    </style:style>
    <style:style style:name="T2" style:family="text">
      <style:text-properties officeooo:rsid="001023ba"/>
    </style:style>
    <style:style style:name="T3" style:family="text">
      <style:text-properties officeooo:rsid="00111afe"/>
    </style:style>
    <style:style style:name="T4" style:family="text">
      <style:text-properties officeooo:rsid="00120f96"/>
    </style:style>
    <style:style style:name="T5" style:family="text">
      <style:text-properties officeooo:rsid="00132d03"/>
    </style:style>
    <style:style style:name="T6" style:family="text">
      <style:text-properties officeooo:rsid="001444f9"/>
    </style:style>
    <style:style style:name="T7" style:family="text">
      <style:text-properties officeooo:rsid="00155ef6"/>
    </style:style>
    <style:style style:name="T8" style:family="text">
      <style:text-properties officeooo:rsid="0016b16d"/>
    </style:style>
    <style:style style:name="T9" style:family="text">
      <style:text-properties officeooo:rsid="00188430"/>
    </style:style>
    <style:style style:name="T10" style:family="text">
      <style:text-properties officeooo:rsid="0018d390"/>
    </style:style>
    <style:style style:name="T11" style:family="text">
      <style:text-properties officeooo:rsid="001c10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rutores da liberdade: comunidades, lutas e identidades negras no Brasil do século XIX</text:p>
      <text:p text:style-name="Standard"/>
      <text:p text:style-name="Standard">Aula 8 (19/08): Carnaval, Política e Liberdade: Experiências Negras e a Abolição da Escravidão no Rio de Janeiro (1879-1888)</text:p>
      <text:p text:style-name="Standard"/>
      <text:p text:style-name="Standard">Eric Brasil - Professor doutor do curso de História da UNILAB/Malês, autor e organizador de, entre outros, "A Corte em Festa: experiências negras em carnavais do Rio de Janeiro (1879-1888)" e "Cultura Negra: novos desafios para historiadores". Pesquisador do Pós-Abolição no Brasil e no Caribe e de Humanidades Digitais e História Digital.</text:p>
      <text:p text:style-name="Standard"/>
      <text:list xml:id="list2472862628" text:style-name="L1">
        <text:list-item>
          <text:p text:style-name="P1">Apresentação: Percursos, dilemas, perguntas</text:p>
          <text:list>
            <text:list-item>
              <text:p text:style-name="P3">A pesquisa ontem, hoje e amanhã: história digital</text:p>
            </text:list-item>
            <text:list-item>
              <text:p text:style-name="P2">Que carnaval é esse?</text:p>
            </text:list-item>
            <text:list-item>
              <text:p text:style-name="P2">Pq estudar essa festa?</text:p>
            </text:list-item>
            <text:list-item>
              <text:p text:style-name="P2">História Social</text:p>
            </text:list-item>
          </text:list>
        </text:list-item>
        <text:list-item>
          <text:p text:style-name="P1">Páginas Carnavalescas: <text:span text:style-name="T6">jornalistas e intelectuais e o olhar sobre a festa </text:span><text:span text:style-name="T11">e a nação</text:span></text:p>
          <text:list>
            <text:list-item>
              <text:p text:style-name="P15">Entrudo;</text:p>
            </text:list-item>
            <text:list-item>
              <text:p text:style-name="P15">Nação e Abolicionismo</text:p>
            </text:list-item>
            <text:list-item>
              <text:p text:style-name="P15">“Zé Povinho”</text:p>
            </text:list-item>
          </text:list>
        </text:list-item>
        <text:list-item>
          <text:p text:style-name="P1">Repressão e racialização: imprensa e polícia</text:p>
          <text:list>
            <text:list-item>
              <text:p text:style-name="P1">Prisões nos jornais</text:p>
            </text:list-item>
            <text:list-item>
              <text:p text:style-name="P1">Prisões nas fontes da Casa de Detenção</text:p>
            </text:list-item>
          </text:list>
        </text:list-item>
        <text:list-item>
          <text:p text:style-name="P1">Ação política <text:span text:style-name="T2">e as disputas pelos sentidos da liberdade</text:span></text:p>
          <text:list>
            <text:list-item>
              <text:p text:style-name="P1">Diabinhos Encarnados </text:p>
            </text:list-item>
            <text:list-item>
              <text:p text:style-name="P3">Cucumbis Carnavalescos</text:p>
            </text:list-item>
          </text:list>
        </text:list-item>
        <text:list-item>
          <text:p text:style-name="P3">De volta ao princípio: as fontes, os métodos e a tecnologia</text:p>
        </text:list-item>
      </text:list>
      <text:p text:style-name="P4"/>
      <text:p text:style-name="P4"/>
      <text:p text:style-name="P5"/>
      <text:p text:style-name="P6"><text:span text:style-name="T5">&lt;section&gt;</text:span></text:p>
      <text:p text:style-name="P6"><text:tab/>&lt;section&gt;</text:p>
      <text:p text:style-name="P7"><text:tab/><text:tab/>&lt;h<text:span text:style-name="T7">3</text:span>&gt;Que carnaval é esse?&lt;/h<text:span text:style-name="T7">3</text:span>&gt;</text:p>
      <text:p text:style-name="P7"><text:tab/><text:tab/>&lt;p&gt;<text:span text:style-name="T1">a festa carnavalesca como um problema histórico</text:span>&lt;/p&gt;</text:p>
      <text:p text:style-name="P8"><text:tab/><text:tab/>&lt;p&gt;<text:span text:style-name="T6">História social da cultura: sujeitos, experiências, conflitos <text:tab/><text:tab/><text:tab/>sociais a partir de práticas e performances culturais</text:span>&lt;/p&gt;</text:p>
      <text:p text:style-name="P6"><text:span text:style-name="T4"><text:tab/>&lt;/section&gt;</text:span></text:p>
      <text:p text:style-name="P6"/>
      <text:p text:style-name="P6"><text:tab/>&lt;section&gt;</text:p>
      <text:p text:style-name="P13"><text:span text:style-name="T3"><text:tab/><text:tab/>&lt;h3&gt;</text:span><text:span text:style-name="T8">Objetivos e recorte</text:span><text:span text:style-name="T3">&lt;/h3&gt;</text:span></text:p>
      <text:p text:style-name="P13"><text:span text:style-name="T3"><text:tab/><text:tab/></text:span><text:span text:style-name="T7">&lt;</text:span><text:span text:style-name="T6">p&gt;</text:span><text:span text:style-name="T8">A</text:span><text:span text:style-name="T6">nalisar </text:span><text:span text:style-name="T8">as conflitos em torno dos conceitos e práticas do Carnaval e da Liberdade </text:span><text:span text:style-name="T6">na última década de vigência do regime escravista </text:span><text:span text:style-name="T8">brasileiro (1879 e 1888) na cidade do Rio de Janeiro.&lt;/p&gt;</text:span></text:p>
      <text:p text:style-name="P10"><text:tab/>&lt;/section&gt;</text:p>
      <text:p text:style-name="P10"/>
      <text:p text:style-name="P9"><text:tab/><text:span text:style-name="T8">&lt;</text:span>section&gt;</text:p>
      <text:p text:style-name="P14"><text:span text:style-name="T3"><text:tab/><text:tab/>&lt;h3&gt;</text:span><text:span text:style-name="T8">Fontes</text:span><text:span text:style-name="T3">&lt;/h3&gt;</text:span></text:p>
      <text:p text:style-name="P14"><text:span text:style-name="T3"><text:tab/><text:tab/></text:span><text:span text:style-name="T7">&lt;</text:span><text:span text:style-name="T6">p&gt;</text:span><text:span text:style-name="T8">Busquei analisar os conflitos entre diferentes grupos sociais, especialmente representantes da imprensa, das forças policiais e dos </text:span><text:soft-page-break/><text:span text:style-name="T8">“carnavalescos”. Esses grupos se encontravam nas ruas e nas páginas das fontes, principalmente nos momentos de conflitos e tensões.&lt;/p&gt;</text:span></text:p>
      <text:p text:style-name="P14"><text:tab/><text:tab/><text:span text:style-name="T8">&lt;ol&gt;</text:span></text:p>
      <text:p text:style-name="P14"><text:tab/><text:tab/><text:tab/><text:span text:style-name="T8">&lt;li&gt;Periódicos: Gazeta de Notícias (1879-1888), Jornal do Comércio (1879-1888), Gazeta da Tarde (1882-1888, a partir da direção de José do Patrocínio);</text:span><text:span text:style-name="T9">&lt;/li&gt;</text:span></text:p>
      <text:p text:style-name="P14"><text:tab/><text:tab/><text:tab/><text:span text:style-name="T9">&lt;li&gt;Revista Ilustrada (1878-1888)&lt;/li&gt;</text:span></text:p>
      <text:p text:style-name="P14"><text:tab/><text:tab/><text:tab/><text:span text:style-name="T9">&lt;li&gt;Livros de matrícula da Casa de Detenção da Corte&lt;/li&gt;</text:span></text:p>
      <text:p text:style-name="P14"><text:tab/><text:tab/><text:tab/><text:span text:style-name="T9">&lt;li&gt;Atas da Câmara Municipal, códices sobre Carnaval e Entrudo, Posturas e Editais, Infração de Posturas e os Códigos de Posturas Municipais de 1854 e 1893&lt;/li&gt;</text:span></text:p>
      <text:p text:style-name="P14"><text:tab/><text:tab/><text:tab/><text:span text:style-name="T9">&lt;li&gt;Folcloristas e Memorialistas&lt;/li&gt;</text:span></text:p>
      <text:p text:style-name="P14"><text:tab/><text:tab/><text:span text:style-name="T10">&lt;/ol&gt;</text:span></text:p>
      <text:p text:style-name="P11"><text:tab/>&lt;/section&gt;</text:p>
      <text:p text:style-name="P12">&lt;/section&gt;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, sans-serif"/>
    <style:font-face style:name="Calibri" svg:font-family="Calibri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8T00:34:04.359230426</meta:creation-date>
    <dc:date>2020-08-13T17:33:49.570546943</dc:date>
    <meta:editing-duration>PT21M51S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2" meta:paragraph-count="41" meta:word-count="351" meta:character-count="2386" meta:non-whitespace-character-count="2049"/>
  </office:meta>
</office:document-meta>
</file>